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01cm" loext:contextual-spacing="false" fo:line-height="100%" fo:text-align="justify" style:justify-single-word="false"/>
      <style:text-properties fo:font-size="11pt" officeooo:rsid="001838b9" officeooo:paragraph-rsid="0017fb92" style:font-size-asian="11pt" style:font-size-complex="11pt"/>
    </style:style>
    <style:style style:name="P2" style:family="paragraph" style:parent-style-name="Text_20_body">
      <style:paragraph-properties fo:margin-top="0cm" fo:margin-bottom="0.101cm" loext:contextual-spacing="false" fo:line-height="100%" fo:text-align="justify" style:justify-single-word="false"/>
      <style:text-properties fo:font-size="11pt" officeooo:rsid="001838b9" officeooo:paragraph-rsid="0017fb92" style:font-size-asian="11pt" style:font-size-complex="11pt"/>
    </style:style>
    <style:style style:name="P3" style:family="paragraph" style:parent-style-name="Text_20_body">
      <style:paragraph-properties fo:margin-top="0cm" fo:margin-bottom="0.101cm" loext:contextual-spacing="false" fo:line-height="100%" fo:text-align="justify" style:justify-single-word="false"/>
      <style:text-properties fo:font-size="11pt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fo:font-weight="bold"/>
    </style:style>
    <style:style style:name="T4" style:family="text">
      <style:text-properties officeooo:rsid="001c5425"/>
    </style:style>
    <style:style style:name="T5" style:family="text">
      <style:text-properties officeooo:rsid="001db6ba"/>
    </style:style>
    <style:style style:name="T6" style:family="text">
      <style:text-properties officeooo:rsid="001ebe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yui_3_17_2_2_1431553697309_1856"/><text:span text:style-name="T1">Auto-FT Veículos S.A.</text:span> </text:p>
      <text:p text:style-name="P3"/>
      <text:p text:style-name="P3">O programa deste exercício emula a situação de uma concessionária de veículos e supõe um vendedor que atende um cliente interessado na compra de um carro. O sistema permite configurar o veículo de acordo com as escolhas do cliente e imprimir (em tela) um orçamento. Parte do código fonte está disponível no Ensino Aberto. </text:p>
      <text:p text:style-name="P3"/>
      <text:p text:style-name="P3">A seguir, as tarefas que devem ser feitas pelo grupo:</text:p>
      <text:p text:style-name="P3"/>
      <text:p text:style-name="P3">1.Baixe o código-fonte; - <text:span text:style-name="T4">ok</text:span></text:p>
      <text:p text:style-name="P3">2. Desenhe o diagrama de classes do programa (gere um .pdf para entrega);</text:p>
      <text:p text:style-name="P3">3. Está ausente o arquivo "Concessionaria.h”; recrie-o com base em "Concessionaria.cpp”; - <text:span text:style-name="T4">ok</text:span></text:p>
      <text:p text:style-name="P3">4. Está ausente o arquivo "Cambio.cpp”; recrie-o com base em "Cambio.h” e nas implementações de <text:span text:style-name="T1">Motor</text:span> e <text:span text:style-name="T1">Cor</text:span>; - <text:span text:style-name="T4">ok</text:span></text:p>
      <text:p text:style-name="P3">5. Estude a classe <text:span text:style-name="T1">Menu</text:span> e seu uso para diversas situações no programa; - <text:span text:style-name="T4">ok</text:span></text:p>
      <text:p text:style-name="P3">6. Compile e rode o sistema, que deve estar operando corretamente; a funcionalidade de imprimir orçamento <text:span text:style-name="T3">não</text:span> está disponível; <text:s/>- <text:span text:style-name="T4">ok</text:span></text:p>
      <text:p text:style-name="P3">7. Escreva o método <text:span text:style-name="T2">imprimirOrcto()</text:span> da classe <text:span text:style-name="T1">Sistema</text:span> (existe, mas está vazio); o método deve usar somente os atributos <text:span text:style-name="T2">cliente</text:span> (para imprimir dados da concessionária no cabeçalho do orçamento) e o <text:span text:style-name="T2">vector orçamento</text:span> (para contabilizar os preços dos itens); veja o método <text:span text:style-name="T2">boasVindas()</text:span> para aproveitar ideias; - <text:span text:style-name="T5">ok</text:span></text:p>
      <text:p text:style-name="P3">8. Crie a classe <text:span text:style-name="T1">ConcessionariaModerna</text:span>, derivada de <text:span text:style-name="T1">Concessionaria</text:span>, com novos atributos que facilitam contato dos clientes: <text:span text:style-name="T2">site, facebook, tweeter e whatsapp</text:span>; use essa classe na função <text:span text:style-name="T3">main</text:span> e altere o programa para exibir também estes novos dados em <text:span text:style-name="T3">todas</text:span> as ocasiões em que dados da concessionária forem apresentados; - <text:span text:style-name="T6">ok</text:span></text:p>
      <text:p text:style-name="P3">9. A partir de <text:span text:style-name="T1">ItemVenda</text:span>, derive: <text:span text:style-name="T1">Direcao</text:span>, <text:span text:style-name="T1">Rodas</text:span> e <text:span text:style-name="T1">Sonorizacao</text:span> para que novos acessórios possam ser colocados nas configurações dos veículos; crie <text:span text:style-name="T2">vários</text:span> objetos de cada uma destas três classes no método <text:span text:style-name="T1">Sistema</text:span>::<text:span text:style-name="T2">carregarEstoque()</text:span>; altere <text:span text:style-name="T1">Sistema</text:span>::<text:span text:style-name="T2">iniciarVenda()</text:span> para solicitar estes acessórios também; em <text:span text:style-name="T1">Sistema</text:span>, escreva os métodos <text:span text:style-name="T2">escolheDirecao(), escolheRoda() </text:span>e <text:span text:style-name="T2">escolheSonorizacao</text:span>();</text:p>
      <text:p text:style-name="P3">10. Confira: <text:span text:style-name="T1">Sistema</text:span>::<text:span text:style-name="T2">imprimirOrcto()</text:span> <text:span text:style-name="T3">não</text:span> deve precisar de modificações;</text:p>
      <text:p text:style-name="P3">11. Altere todos os métodos <text:span text:style-name="T1">Sistema</text:span>::<text:span text:style-name="T2">escolheXXXX</text:span> para apresentarem também o valor do item oferecido ao cliente; inspire-se em <text:span text:style-name="T2">escolheMotor()</text:span>, que já faz isto, e tome cuidado para não usar "++” sobre um <text:span text:style-name="T2">iterator</text:span> mais vezes que o devido;</text:p>
      <text:p text:style-name="P3">12. Apresente o diagrama de classes e o projeto rodando <text:span text:style-name="T3">em aula</text:span>, conforme o cronograma da turma;</text:p>
      <text:p text:style-name="P3">13. Gere <text:span text:style-name="T1">um</text:span> (1) arquivo .zip com os fontes e o diagrama de classes e carregue-o no Ensino Aberto;</text:p>
      <text:p text:style-name="P3">14. <text:span text:style-name="T2">Estude muito bem o código-fonte para aprender técnicas e opções de codificação; algumas delas poderão ser solicitadas nas próximas avaliações.</text:span></text:p>
      <text:p text:style-name="P3"/>
      <text:p text:style-name="P3">Boa diversão!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16:34:51.016239766</meta:creation-date>
    <dc:date>2019-04-12T22:19:45.483389758</dc:date>
    <meta:editing-duration>PT7M5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406" meta:character-count="2594" meta:non-whitespace-character-count="2203"/>
  </office:meta>
</office:document-meta>
</file>